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1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192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38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012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24">
            <text:p>24</text:p>
          </table:table-cell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29.01.2016</text:date>, <text:time>12:25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2:11:29.11</meta:creation-date>
    <dc:date>2016-01-29T12:25:06.51</dc:date>
    <meta:editing-duration>PT13M37S</meta:editing-duration>
    <meta:editing-cycles>2</meta:editing-cycles>
    <meta:generator>OpenOffice/4.1.1$Win32 OpenOffice.org_project/411m6$Build-9775</meta:generator>
    <meta:document-statistic meta:table-count="3" meta:cell-count="50" meta:object-count="0"/>
  </office:meta>
</office:document-meta>
</file>